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83in"/>
    </style:style>
    <style:style style:name="co2" style:family="table-column">
      <style:table-column-properties fo:break-before="auto" style:column-width="3.31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3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roperty2</text:p>
          </table:table-cell>
          <table:table-cell/>
          <table:table-cell office:value-type="string" calcext:value-type="string">
            <text:p>property3</text:p>
          </table:table-cell>
        </table:table-row>
        <table:table-row table:style-name="ro1">
          <table:table-cell/>
          <table:table-cell office:value-type="string" calcext:value-type="string">
            <text:p>P=? [ true U[0,2100] ((LacI &lt; 20) &amp; (TetR &gt; 40)) ]</text:p>
          </table:table-cell>
          <table:table-cell/>
          <table:table-cell office:value-type="string" calcext:value-type="string">
            <text:p>P=? [ true U[0,2100] ((LacI &lt; 40) &amp; (TetR &gt; 20)) ]</text:p>
          </table:table-cell>
          <table:table-cell/>
          <table:table-cell office:value-type="string" calcext:value-type="string">
            <text:p>P=? [ true U[0,2100] <text:s/>(TetR &gt; 50) 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500001221204221" calcext:value-type="float">
            <text:p>0.500001221204221</text:p>
          </table:table-cell>
          <table:table-cell/>
          <table:table-cell office:value-type="float" office:value="0.50672913365474" calcext:value-type="float">
            <text:p>0.50672913365474</text:p>
          </table:table-cell>
          <table:table-cell/>
          <table:table-cell office:value-type="float" office:value="0.499999964599059" calcext:value-type="float">
            <text:p>0.4999999645990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tR: 0 40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cI: 0 20 100</text:p>
          </table:table-cell>
          <table:table-cell office:value-type="float" office:value="0.742320530995084" calcext:value-type="float">
            <text:p>0.742320530995084</text:p>
          </table:table-cell>
          <table:table-cell/>
          <table:table-cell office:value-type="float" office:value="0.915898677634664" calcext:value-type="float">
            <text:p>0.915898677634664</text:p>
          </table:table-cell>
          <table:table-cell/>
          <table:table-cell office:value-type="float" office:value="0.999983158257406" calcext:value-type="float">
            <text:p>0.9999831582574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tR: 0 39 40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cI: 0 19 20 100</text:p>
          </table:table-cell>
          <table:table-cell office:value-type="float" office:value="0.559137255526574" calcext:value-type="float">
            <text:p>0.559137255526574</text:p>
          </table:table-cell>
          <table:table-cell/>
          <table:table-cell office:value-type="float" office:value="0.801055616396283" calcext:value-type="float">
            <text:p>0.801055616396283</text:p>
          </table:table-cell>
          <table:table-cell/>
          <table:table-cell office:value-type="float" office:value="0.999955740910695" calcext:value-type="float">
            <text:p>0.9999557409106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tR: 0 38 39 40 41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cI: 0 18 19 20 21 100</text:p>
          </table:table-cell>
          <table:table-cell office:value-type="float" office:value="0.589621902475185" calcext:value-type="float">
            <text:p>0.589621902475185</text:p>
          </table:table-cell>
          <table:table-cell/>
          <table:table-cell office:value-type="float" office:value="0.753459577715904" calcext:value-type="float">
            <text:p>0.753459577715904</text:p>
          </table:table-cell>
          <table:table-cell/>
          <table:table-cell office:value-type="float" office:value="0.999953317477975" calcext:value-type="float">
            <text:p>0.9999533174779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tR: 0 37 38 39 40 41 42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cI: 0 17 18 19 20 21 22 100</text:p>
          </table:table-cell>
          <table:table-cell office:value-type="float" office:value="0.544454913955082" calcext:value-type="float">
            <text:p>0.544454913955082</text:p>
          </table:table-cell>
          <table:table-cell/>
          <table:table-cell office:value-type="float" office:value="0.753459577715904" calcext:value-type="float">
            <text:p>0.753459577715904</text:p>
          </table:table-cell>
          <table:table-cell/>
          <table:table-cell office:value-type="float" office:value="0.999954294858604" calcext:value-type="float">
            <text:p>0.999954294858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4:39:20.303724017</meta:creation-date>
    <dc:date>2021-05-07T15:34:47.547692708</dc:date>
    <meta:editing-duration>PT4M35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